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563in" fo:margin-right="0in" fo:margin-top="0.0835in" fo:margin-bottom="0in" fo:text-indent="0in" style:auto-text-indent="false"/>
    </style:style>
    <style:style style:name="P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.178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78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783in" fo:margin-right="0in" fo:margin-top="0.0835in" fo:margin-bottom="0in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8*" fo:start-indent="0in" fo:end-indent="0in"/>
          <style:column style:rel-width="4819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1606*" fo:start-indent="0in" fo:end-indent="0in"/>
          <style:column style:rel-width="1606*" fo:start-indent="0in" fo:end-indent="0in"/>
          <style:column style:rel-width="1607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Лабораторная работа 6</text:p>
      <text:p text:style-name="P4">Выполнил студент группы 4.3 ФВТ Уваров Михаил</text:p>
      <text:p text:style-name="P4">Название: Генерация псевдослучайной последовательности<text:span text:style-name="T1">.</text:span></text:p>
      <text:list xml:id="list1420233855" text:style-name="L1">
        <text:list-header>
          <text:p text:style-name="P6">Задание:</text:p>
          <text:p text:style-name="P7">Дана функция:</text:p>
        </text:list-header>
      </text:list>
      <text:p text:style-name="P5"><text:span text:style-name="T2">a(k) = (D+(A(k-1))*L) mod N</text:span> , где D, L, N – Аргументы </text:p>
      <text:p text:style-name="P5">A(0) – начальное значение.</text:p>
      <text:p text:style-name="P5"/>
      <text:p text:style-name="P5">Обеспечить генерирование a(k) по возможности, чтобы период был достаточно большим. </text:p>
      <text:p text:style-name="P5">По заданным D, L, N определить период. </text:p>
      <text:p text:style-name="P5">Функция линейна. </text:p>
      <text:p text:style-name="P5">Восстановить последовательность. </text:p>
      <text:p text:style-name="P5">Предложить свой вариант последовательности, в том числе вещественной.</text:p>
      <text:p text:style-name="P5">Сколько значений нужно найти, чтобы найти D, L, N.</text:p>
      <text:p text:style-name="P2">Проанализировать полученные результаты.</text:p>
      <text:p text:style-name="P2"/>
      <text:p text:style-name="P3">Ход работы:</text:p>
      <text:p text:style-name="P2">Исходный код доступен:</text:p>
      <text:p text:style-name="P1">https://github.com/freeakk/prg</text:p>
      <text:p text:style-name="P2"/>
      <text:p text:style-name="P12">Ход работы и вывод:</text:p>
      <text:p text:style-name="P12"><text:span text:style-name="T1">Для восстановления последовательности решим уравнение: </text:span></text:p>
      <text:section text:style-name="Sect1" text:name="Section1">
        <text:section text:style-name="Sect2" text:name="Section2">
          <text:p text:style-name="P11">C = 9, B = 3, A = 1</text:p>
          <text:p text:style-name="P11"></text:p>
          <text:p text:style-name="P11">C = (D+(B*L)) mod N</text:p>
          <text:p text:style-name="P11">B = (D+(A*L)) mod N</text:p>
          <text:p text:style-name="P11"></text:p>
          <text:p text:style-name="P11">9 = (D+(3*L)) mod N</text:p>
          <text:p text:style-name="P11">3 = (D+(1*L)) mod N</text:p>
          <text:p text:style-name="P11"></text:p>
          <text:p text:style-name="P11">9 = (D+(3*L))</text:p>
          <text:p text:style-name="P11">3 = (D+(1*L))</text:p>
          <text:p text:style-name="P11"></text:p>
          <text:p text:style-name="P11">D = 9 - 3*L</text:p>
          <text:p text:style-name="P11">3 = 9 - 3*L + 1*L</text:p>
          <text:p text:style-name="P11">B = C - B*L + A*L</text:p>
          <text:p text:style-name="P11">B = C - (B-A) * L</text:p>
          <text:p text:style-name="P11">B - C = - (B-A)*L</text:p>
          <text:p text:style-name="P11">L = (B-C)/(A-B)</text:p>
          <text:p text:style-name="P11">3 = (3-9)/(1-3)</text:p>
          <text:p text:style-name="P11">3 = -6/-2</text:p>
          <text:p text:style-name="P11"/>
          <text:p text:style-name="P11">B = C - B*L + A*L</text:p>
          <text:p text:style-name="P11">B = C - (B-A) * L</text:p>
          <text:p text:style-name="P11">B - C = - (B-A)*L</text:p>
          <text:p text:style-name="P11">L = (B-C)/(A-B)</text:p>
          <text:p text:style-name="P11">3 = (3-9)/(1-3)</text:p>
          <text:p text:style-name="P11">3 = -6/-2</text:p>
          <text:p text:style-name="P11"/>
          <text:p text:style-name="P11">L = (BB-CC)/(AA-BB)</text:p>
          <text:p text:style-name="P11">L = ((B+X1*N)-(C+X3*N))/((A+X2*N)-(B+X1*N))</text:p>
          <text:p text:style-name="P11"></text:p>
          <text:p text:style-name="P11">D = C – B*L</text:p>
          <text:p text:style-name="P11"/>
          <text:p text:style-name="P11">K mod N = R</text:p>
          <text:p text:style-name="P11">K div N = U</text:p>
          <text:p text:style-name="P13">R+U*N = K</text:p>
        </text:section>
      </text:section>
      <text:p text:style-name="P9">Для восстановления последовательности необходимо 3 последовательных значения. Последующие значения повышают точность предсказа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728in" fo:margin-bottom="0.641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4M10S</meta:editing-duration>
    <meta:editing-cycles>8</meta:editing-cycles>
    <meta:generator>LibreOffice/3.4$Linux LibreOffice_project/340m1$Build-402</meta:generator>
    <dc:date>2011-12-20T21:19:03</dc:date>
    <meta:document-statistic meta:table-count="0" meta:image-count="0" meta:object-count="0" meta:page-count="1" meta:paragraph-count="52" meta:word-count="230" meta:character-count="1284" meta:non-whitespace-character-count="1063"/>
    <meta:user-defined meta:name="Info 1"/>
    <meta:user-defined meta:name="Info 2"/>
    <meta:user-defined meta:name="Info 3"/>
    <meta:user-defined meta:name="Info 4"/>
  </office:meta>
</office:document-meta>
</file>